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3.25cm"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marker-start="" draw:marker-start-width="0.15cm" draw:marker-end="Arrow" draw:marker-end-width="0.15cm" draw:textarea-vertical-align="middle"/>
    </style:style>
    <style:style style:name="gr6" style:family="graphic" style:parent-style-name="standard">
      <style:graphic-properties svg:stroke-color="#000000" draw:marker-start="Arrow" draw:marker-start-width="0.15cm" draw:marker-end="" draw:marker-end-width="0.15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cfe7f5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6" style:family="paragraph">
      <style:text-properties style:font-name="Liberation Sans1" fo:font-size="10.5pt" style:font-size-asian="10.5pt" style:font-size-complex="10.5pt"/>
    </style:style>
    <style:style style:name="P7" style:family="paragraph">
      <loext:graphic-properties draw:fill="none" draw:fill-color="#ffffff"/>
      <style:text-properties style:font-name="Liberation Sans1" fo:font-size="10.5pt" fo:font-style="italic" style:font-size-asian="10.5pt" style:font-style-asian="italic" style:font-size-complex="10.5pt" style:font-style-complex="italic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font-size="10.5pt" fo:font-style="italic" style:font-size-asian="10.5pt" style:font-style-asian="italic" style:font-size-complex="10.5pt" style:font-style-complex="italic"/>
    </style:style>
    <style:style style:name="P10" style:family="paragraph">
      <style:paragraph-properties fo:margin-left="0cm" fo:margin-right="0.3cm" fo:text-indent="0cm"/>
      <style:text-properties style:font-name="Arial"/>
    </style:style>
    <style:style style:name="P11" style:family="paragraph">
      <loext:graphic-properties draw:fill="none" draw:fill-color="#ffffff"/>
      <style:paragraph-properties fo:margin-left="0cm" fo:margin-right="0.3cm" fo:text-indent="0cm"/>
      <style:text-properties style:font-name="Arial"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Liberation Sans1"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cm" svg:y1="6.3cm" svg:x2="8.9cm" svg:y2="3.4cm">
          <text:p/>
        </draw:line>
        <draw:custom-shape draw:style-name="gr2" draw:text-style-name="P3" draw:layer="layout" svg:width="3.5cm" svg:height="3.5cm" svg:x="5.4cm" svg:y="1.7cm">
          <text:p text:style-name="P2"><text:span text:style-name="T1">Recipie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0.908cm" svg:height="0.878cm" svg:x="11.792cm" svg:y="5.2cm">
          <draw:text-box>
            <text:p text:style-name="P4"><text:span text:style-name="T2">N</text:span></text:p>
          </draw:text-box>
        </draw:frame>
        <draw:frame draw:style-name="gr3" draw:text-style-name="P5" draw:layer="layout" svg:width="0.908cm" svg:height="0.878cm" svg:x="8.792cm" svg:y="2.722cm">
          <draw:text-box>
            <text:p text:style-name="P4"><text:span text:style-name="T2">M</text:span></text:p>
          </draw:text-box>
        </draw:frame>
        <draw:frame draw:style-name="gr4" draw:text-style-name="P7" draw:layer="layout" svg:width="4.778cm" svg:height="0.662cm" svg:x="6.556cm" svg:y="5.3cm">
          <draw:text-box>
            <text:p text:style-name="P6"><text:span text:style-name="T3">resource_no</text:span><text:span text:style-name="T3">tification </text:span><text:span text:style-name="T3">table</text:span></text:p>
          </draw:text-box>
        </draw:frame>
        <draw:custom-shape draw:style-name="gr2" draw:text-style-name="P3" draw:layer="layout" svg:width="3.5cm" svg:height="3.5cm" svg:x="10.8cm" svg:y="6.3cm">
          <text:p text:style-name="P1"><text:span text:style-name="T1">Re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.5cm" svg:x="17.2cm" svg:y="2.4cm">
          <text:p text:style-name="P8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.5cm" svg:x="23.6cm" svg:y="6.3cm">
          <text:p text:style-name="P2"><text:span text:style-name="T1">Ta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.5cm" svg:x="17.3cm" svg:y="9.4cm">
          <text:p text:style-name="P2"><text:span text:style-name="T1">Ru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.5cm" svg:x="10.5cm" svg:y="13.8cm">
          <text:p text:style-name="P8"><text:span text:style-name="T1">Pr</text:span><text:span text:style-name="T1">ob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.5cm" svg:x="16.4cm" svg:y="16cm">
          <text:p text:style-name="P8"><text:span text:style-name="T1">Check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cm" svg:y1="4cm" svg:x2="12.7cm" svg:y2="6.3cm">
          <text:p/>
        </draw:line>
        <draw:frame draw:style-name="gr3" draw:text-style-name="P5" draw:layer="layout" svg:width="0.908cm" svg:height="0.878cm" svg:x="12.7cm" svg:y="5.122cm">
          <draw:text-box>
            <text:p text:style-name="P4"><text:span text:style-name="T2">N</text:span></text:p>
          </draw:text-box>
        </draw:frame>
        <draw:line draw:style-name="gr1" draw:text-style-name="P1" draw:layer="layout" svg:x1="23.6cm" svg:y1="8cm" svg:x2="14.3cm" svg:y2="8cm">
          <text:p/>
        </draw:line>
        <draw:frame draw:style-name="gr3" draw:text-style-name="P5" draw:layer="layout" svg:width="0.908cm" svg:height="0.878cm" svg:x="14.2cm" svg:y="7.122cm">
          <draw:text-box>
            <text:p text:style-name="P4"><text:span text:style-name="T2">N</text:span></text:p>
          </draw:text-box>
        </draw:frame>
        <draw:frame draw:style-name="gr3" draw:text-style-name="P5" draw:layer="layout" svg:width="0.908cm" svg:height="0.878cm" svg:x="22.2cm" svg:y="7.1cm">
          <draw:text-box>
            <text:p text:style-name="P4"><text:span text:style-name="T2">M</text:span></text:p>
          </draw:text-box>
        </draw:frame>
        <draw:frame draw:style-name="gr4" draw:text-style-name="P9" draw:layer="layout" svg:width="3.724cm" svg:height="0.662cm" svg:x="16.4cm" svg:y="7.338cm">
          <draw:text-box>
            <text:p><text:span text:style-name="T4">resource_tags table</text:span></text:p>
          </draw:text-box>
        </draw:frame>
        <draw:line draw:style-name="gr6" draw:text-style-name="P1" draw:layer="layout" svg:x1="17.3cm" svg:y1="11.1cm" svg:x2="14.3cm" svg:y2="9.1cm">
          <text:p/>
        </draw:line>
        <draw:frame draw:style-name="gr3" draw:text-style-name="P5" draw:layer="layout" svg:width="0.908cm" svg:height="0.878cm" svg:x="16.392cm" svg:y="10cm">
          <draw:text-box>
            <text:p text:style-name="P4"><text:span text:style-name="T2">N</text:span></text:p>
          </draw:text-box>
        </draw:frame>
        <draw:frame draw:style-name="gr3" draw:text-style-name="P5" draw:layer="layout" svg:width="0.908cm" svg:height="0.878cm" svg:x="14.3cm" svg:y="8.4cm">
          <draw:text-box>
            <text:p text:style-name="P4"><text:span text:style-name="T2">1</text:span></text:p>
          </draw:text-box>
        </draw:frame>
        <draw:line draw:style-name="gr6" draw:text-style-name="P1" draw:layer="layout" svg:x1="12.3cm" svg:y1="13.8cm" svg:x2="12.5cm" svg:y2="9.8cm">
          <text:p/>
        </draw:line>
        <draw:frame draw:style-name="gr3" draw:text-style-name="P5" draw:layer="layout" svg:width="0.908cm" svg:height="0.878cm" svg:x="12.4cm" svg:y="9.922cm">
          <draw:text-box>
            <text:p text:style-name="P4"><text:span text:style-name="T2">1</text:span></text:p>
          </draw:text-box>
        </draw:frame>
        <draw:frame draw:style-name="gr3" draw:text-style-name="P5" draw:layer="layout" svg:width="0.908cm" svg:height="0.878cm" svg:x="12.4cm" svg:y="12.8cm">
          <draw:text-box>
            <text:p text:style-name="P4"><text:span text:style-name="T2">N</text:span></text:p>
          </draw:text-box>
        </draw:frame>
        <draw:line draw:style-name="gr6" draw:text-style-name="P1" draw:layer="layout" svg:x1="16.4cm" svg:y1="17.7cm" svg:x2="14cm" svg:y2="15.5cm">
          <text:p/>
        </draw:line>
        <draw:frame draw:style-name="gr3" draw:text-style-name="P11" draw:layer="layout" svg:width="0.908cm" svg:height="0.878cm" svg:x="13.892cm" svg:y="14.8cm">
          <draw:text-box>
            <text:p text:style-name="P10"><text:span text:style-name="T2">1</text:span></text:p>
          </draw:text-box>
        </draw:frame>
        <draw:frame draw:style-name="gr3" draw:text-style-name="P5" draw:layer="layout" svg:width="0.908cm" svg:height="0.878cm" svg:x="15.692cm" svg:y="16.5cm">
          <draw:text-box>
            <text:p text:style-name="P4"><text:span text:style-name="T2">N</text:span></text:p>
          </draw:text-box>
        </draw:frame>
        <draw:frame draw:style-name="gr3" draw:text-style-name="P5" draw:layer="layout" svg:width="0.908cm" svg:height="0.878cm" svg:x="16.2cm" svg:y="3.2cm">
          <draw:text-box>
            <text:p text:style-name="P4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5:14:48.823529279</meta:creation-date>
    <dc:date>2018-03-02T15:50:05.663175770</dc:date>
    <meta:editing-duration>PT3M33S</meta:editing-duration>
    <meta:editing-cycles>2</meta:editing-cycles>
    <meta:generator>LibreOffice/6.0.0.3$Linux_X86_64 LibreOffice_project/00m0$Build-3</meta:generator>
    <dc:title>GeoHealthCheck DB Architecture diagram</dc:title>
    <meta:document-statistic meta:object-count="27"/>
  </office:meta>
</office:document-meta>
</file>